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color="#00cc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cc3300"/>
    </style:style>
    <style:style style:name="T19" style:family="text">
      <style:text-properties fo:color="#ff6666"/>
    </style:style>
    <style:style style:name="T20" style:family="text">
      <style:text-properties fo:color="#007826"/>
    </style:style>
    <style:style style:name="T21" style:family="text">
      <style:text-properties fo:color="#c9211e"/>
    </style:style>
    <style:style style:name="T22" style:family="text">
      <style:text-properties fo:color="#158466"/>
    </style:style>
    <style:style style:name="T23" style:family="text">
      <style:text-properties fo:color="#ff7b59"/>
    </style:style>
    <style:style style:name="T24" style:family="text">
      <style:text-properties fo:color="#66cc00"/>
    </style:style>
    <style:style style:name="T25" style:family="text">
      <style:text-properties fo:color="#000000"/>
    </style:style>
    <style:style style:name="T26" style:family="text">
      <style:text-properties fo:color="#f10d0c"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111111"/>
    </style:style>
    <style:style style:name="T29" style:family="text">
      <style:text-properties fo:color="#669900"/>
    </style:style>
    <style:style style:name="T30" style:family="text">
      <style:text-properties fo:color="#cc9900"/>
    </style:style>
    <style:style style:name="T31" style:family="text">
      <style:text-properties fo:color="#996633"/>
    </style:style>
    <style:style style:name="T32" style:family="text">
      <style:text-properties fo:color="#ffff00"/>
    </style:style>
    <style:style style:name="T33"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ا، شریک گرفتی بندھ، <text:span text:style-name="T10">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4.1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7">درستگی</text:span>، <text:span text:style-name="T10">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5.98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8">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9">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9">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20">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1">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1">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1">بلا واسطہ تکمل</text:span>،ب<text:span text:style-name="T22">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3">سیدھی رسائی، سیدھی وصولی</text:span><text:span text:style-name="T22">،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4">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0">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5">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1">،</text:span><text:span text:style-name="T25">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6">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9">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9">آئن</text:span>، <text:span text:style-name="T1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9">بارداری عمل، </text:span><text:span text:style-name="T1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1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7">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8">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8">لٹکن</text:span>، <text:span text:style-name="T2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9">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0">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0">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31">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0">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7">عبوری دور</text:span>،<text:span text:style-name="T14">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9">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39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2">00/00/0000</text:date>, <text:time style:data-style-name="N2" text:time-value="12:28:12.4877842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1-22T13:28:09.039987989</dc:date>
    <meta:editing-duration>P94DT3H51M8S</meta:editing-duration>
    <meta:editing-cycles>4113</meta:editing-cycles>
    <meta:generator>LibreOffice/6.4.7.2$Linux_X86_64 LibreOffice_project/40$Build-2</meta:generator>
    <meta:document-statistic meta:table-count="3" meta:cell-count="671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